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6571in"/>
    </style:style>
    <style:style style:name="co3" style:family="table-column">
      <style:table-column-properties fo:break-before="auto" style:column-width="3.8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5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0.7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end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rocess Statu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Running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Sleeping in an interruptible wai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Waiting in uninterruptible disk slee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 office:value-type="string" calcext:value-type="string">
            <text:p>Zombie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topped</text:p>
          </table:table-cell>
          <table:table-cell office:value-type="string" calcext:value-type="string">
            <text:p>Stopped (on a signal) or (before Linux 2.6.33) trace stopped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racing</text:p>
          </table:table-cell>
          <table:table-cell office:value-type="string" calcext:value-type="string">
            <text:p>Tracing stop (Linux 2.6.33 onward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Paging</text:p>
          </table:table-cell>
          <table:table-cell office:value-type="string" calcext:value-type="string">
            <text:p>Paging (only before Linux 2.6.0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ad (from Linux 2.6.0 onward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&quot;dead&quot;" office:value-type="string" office:string-value="dead" calcext:value-type="string">
            <text:p>dead</text:p>
          </table:table-cell>
          <table:table-cell office:value-type="string" calcext:value-type="string">
            <text:p>Dead (Linux 2.6.33 to 3.13 only)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Wakekill</text:p>
          </table:table-cell>
          <table:table-cell office:value-type="string" calcext:value-type="string">
            <text:p>Wakekill (Linux 2.6.33 to 3.13 only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aking</text:p>
          </table:table-cell>
          <table:table-cell office:value-type="string" calcext:value-type="string">
            <text:p>Waking (Linux 2.6.33 to 3.13 only)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ked</text:p>
          </table:table-cell>
          <table:table-cell office:value-type="string" calcext:value-type="string">
            <text:p>Parked (Linux 3.9 to 3.13 only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Idle (Linux 4.14 onward)</text:p>
          </table:table-cell>
        </table:table-row>
      </table:table>
      <table:table table:name="Timeline" table:style-name="ta1"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5"/>
        <table:table-column table:style-name="co7" table:default-cell-style-name="ce6"/>
        <table:table-column table:style-name="co7" table:default-cell-style-name="ce5"/>
        <table:table-column table:style-name="co7" table:default-cell-style-name="ce6"/>
        <table:table-column table:style-name="co7" table:default-cell-style-name="ce5"/>
        <table:table-column table:style-name="co7" table:default-cell-style-name="ce6"/>
        <table:table-column table:style-name="co7" table:default-cell-style-name="ce5"/>
        <table:table-column table:style-name="co7" table:default-cell-style-name="ce6"/>
        <table:table-column table:style-name="co7" table:number-columns-repeated="2" table:default-cell-style-name="ce5"/>
        <table:table-column table:style-name="co4" table:number-columns-repeated="16370" table:default-cell-style-name="Default"/>
        <table:table-row table:style-name="ro1">
          <table:table-cell table:style-name="ce3" office:value-type="string" calcext:value-type="string" table:number-columns-spanned="2" table:number-rows-spanned="1">
            <text:p>Key/Name/Text</text:p>
          </table:table-cell>
          <table:covered-table-cell table:style-name="ce3"/>
          <table:table-cell table:style-name="ce4" office:value-type="string" calcext:value-type="string">
            <text:p>Kernel Version</text:p>
          </table:table-cell>
          <table:table-cell table:style-name="ce3" office:value-type="string" calcext:value-type="string" table:number-columns-spanned="2" table:number-rows-spanned="1">
            <text:p>2.6.0</text:p>
          </table:table-cell>
          <table:covered-table-cell table:style-name="ce3"/>
          <table:table-cell table:style-name="ce7" office:value-type="string" calcext:value-type="string" table:number-columns-spanned="2" table:number-rows-spanned="1">
            <text:p>2.6.33</text:p>
          </table:table-cell>
          <table:covered-table-cell table:style-name="ce3"/>
          <table:table-cell table:style-name="ce7" office:value-type="float" office:value="3.9" calcext:value-type="float" table:number-columns-spanned="2" table:number-rows-spanned="1">
            <text:p>3.9</text:p>
          </table:table-cell>
          <table:covered-table-cell table:style-name="ce3"/>
          <table:table-cell table:style-name="ce7" office:value-type="float" office:value="3.13" calcext:value-type="float" table:number-columns-spanned="2" table:number-rows-spanned="1">
            <text:p>3.13</text:p>
          </table:table-cell>
          <table:covered-table-cell table:style-name="ce3"/>
          <table:table-cell table:style-name="ce7" office:value-type="float" office:value="4.14" calcext:value-type="float" table:number-columns-spanned="2" table:number-rows-spanned="1">
            <text:p>4.14</text:p>
          </table:table-cell>
          <table:covered-table-cell table:style-name="ce3"/>
          <table:table-cell table:style-name="ce8" table:number-columns-repeated="16370"/>
        </table:table-row>
        <table:table-row table:style-name="ro1">
          <table:table-cell table:formula="of:=[$'Process Status'.A2]" office:value-type="string" office:string-value="R" calcext:value-type="string">
            <text:p>R</text:p>
          </table:table-cell>
          <table:table-cell table:formula="of:=[$'Process Status'.B2]" office:value-type="string" office:string-value="Running" calcext:value-type="string">
            <text:p>Running</text:p>
          </table:table-cell>
          <table:table-cell table:formula="of:=[$'Process Status'.C2]" office:value-type="string" office:string-value="Running" calcext:value-type="string">
            <text:p>Running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3]" office:value-type="string" office:string-value="S" calcext:value-type="string">
            <text:p>S</text:p>
          </table:table-cell>
          <table:table-cell table:formula="of:=[$'Process Status'.B3]" office:value-type="string" office:string-value="Sleeping" calcext:value-type="string">
            <text:p>Sleeping</text:p>
          </table:table-cell>
          <table:table-cell table:formula="of:=[$'Process Status'.C3]" office:value-type="string" office:string-value="Sleeping in an interruptible wait" calcext:value-type="string">
            <text:p>Sleeping in an interruptible wait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4]" office:value-type="string" office:string-value="D" calcext:value-type="string">
            <text:p>D</text:p>
          </table:table-cell>
          <table:table-cell table:formula="of:=[$'Process Status'.B4]" office:value-type="string" office:string-value="Waiting" calcext:value-type="string">
            <text:p>Waiting</text:p>
          </table:table-cell>
          <table:table-cell table:formula="of:=[$'Process Status'.C4]" office:value-type="string" office:string-value="Waiting in uninterruptible disk sleep" calcext:value-type="string">
            <text:p>Waiting in uninterruptible disk sleep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5]" office:value-type="string" office:string-value="Z" calcext:value-type="string">
            <text:p>Z</text:p>
          </table:table-cell>
          <table:table-cell table:formula="of:=[$'Process Status'.B5]" office:value-type="string" office:string-value="Zombie" calcext:value-type="string">
            <text:p>Zombie</text:p>
          </table:table-cell>
          <table:table-cell table:formula="of:=[$'Process Status'.C5]" office:value-type="string" office:string-value="Zombie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6]" office:value-type="string" office:string-value="T" calcext:value-type="string">
            <text:p>T</text:p>
          </table:table-cell>
          <table:table-cell table:formula="of:=[$'Process Status'.B6]" office:value-type="string" office:string-value="Stopped" calcext:value-type="string">
            <text:p>Stopped</text:p>
          </table:table-cell>
          <table:table-cell table:formula="of:=[$'Process Status'.C6]" office:value-type="string" office:string-value="Stopped (on a signal) or (before Linux 2.6.33) trace stopped" calcext:value-type="string">
            <text:p>Stopped (on a signal) or (before Linux 2.6.33) trace stopped</text:p>
          </table:table-cell>
          <table:table-cell office:value-type="string" calcext:value-type="string">
            <text:p>X</text:p>
          </table:table-cell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7]" office:value-type="string" office:string-value="t" calcext:value-type="string">
            <text:p>t</text:p>
          </table:table-cell>
          <table:table-cell table:formula="of:=[$'Process Status'.B7]" office:value-type="string" office:string-value="Tracing" calcext:value-type="string">
            <text:p>Tracing</text:p>
          </table:table-cell>
          <table:table-cell table:formula="of:=[$'Process Status'.C7]" office:value-type="string" office:string-value="Tracing stop (Linux 2.6.33 onward)" calcext:value-type="string">
            <text:p>Tracing stop (Linux 2.6.33 onward)</text:p>
          </table:table-cell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8]" office:value-type="string" office:string-value="W" calcext:value-type="string">
            <text:p>W</text:p>
          </table:table-cell>
          <table:table-cell table:formula="of:=[$'Process Status'.B8]" office:value-type="string" office:string-value="Paging" calcext:value-type="string">
            <text:p>Paging</text:p>
          </table:table-cell>
          <table:table-cell table:formula="of:=[$'Process Status'.C8]" office:value-type="string" office:string-value="Paging (only before Linux 2.6.0)" calcext:value-type="string">
            <text:p>Paging (only before Linux 2.6.0)</text:p>
          </table:table-cell>
          <table:table-cell office:value-type="string" calcext:value-type="string">
            <text:p>X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formula="of:=[$'Process Status'.A9]" office:value-type="string" office:string-value="X" calcext:value-type="string">
            <text:p>X</text:p>
          </table:table-cell>
          <table:table-cell table:formula="of:=[$'Process Status'.B9]" office:value-type="string" office:string-value="Dead" calcext:value-type="string">
            <text:p>Dead</text:p>
          </table:table-cell>
          <table:table-cell table:formula="of:=[$'Process Status'.C9]" office:value-type="string" office:string-value="Dead (from Linux 2.6.0 onward)" calcext:value-type="string">
            <text:p>Dead (from Linux 2.6.0 onward)</text:p>
          </table:table-cell>
          <table: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formula="of:=[$'Process Status'.A10]" office:value-type="string" office:string-value="x" calcext:value-type="string">
            <text:p>x</text:p>
          </table:table-cell>
          <table:table-cell table:formula="of:=[$'Process Status'.B10]" office:value-type="string" office:string-value="dead" calcext:value-type="string">
            <text:p>dead</text:p>
          </table:table-cell>
          <table:table-cell table:formula="of:=[$'Process Status'.C10]" office:value-type="string" office:string-value="Dead (Linux 2.6.33 to 3.13 only)" calcext:value-type="string">
            <text:p>Dead (Linux 2.6.33 to 3.13 only)</text:p>
          </table:table-cell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formula="of:=[$'Process Status'.A11]" office:value-type="string" office:string-value="K" calcext:value-type="string">
            <text:p>K</text:p>
          </table:table-cell>
          <table:table-cell table:formula="of:=[$'Process Status'.B11]" office:value-type="string" office:string-value="Wakekill" calcext:value-type="string">
            <text:p>Wakekill</text:p>
          </table:table-cell>
          <table:table-cell table:formula="of:=[$'Process Status'.C11]" office:value-type="string" office:string-value="Wakekill (Linux 2.6.33 to 3.13 only)" calcext:value-type="string">
            <text:p>Wakekill (Linux 2.6.33 to 3.13 only)</text:p>
          </table:table-cell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formula="of:=[$'Process Status'.A12]" office:value-type="string" office:string-value="W" calcext:value-type="string">
            <text:p>W</text:p>
          </table:table-cell>
          <table:table-cell table:formula="of:=[$'Process Status'.B12]" office:value-type="string" office:string-value="Waking" calcext:value-type="string">
            <text:p>Waking</text:p>
          </table:table-cell>
          <table:table-cell table:formula="of:=[$'Process Status'.C12]" office:value-type="string" office:string-value="Waking (Linux 2.6.33 to 3.13 only)" calcext:value-type="string">
            <text:p>Waking (Linux 2.6.33 to 3.13 only)</text:p>
          </table:table-cell>
          <table: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formula="of:=[$'Process Status'.A13]" office:value-type="string" office:string-value="P" calcext:value-type="string">
            <text:p>P</text:p>
          </table:table-cell>
          <table:table-cell table:formula="of:=[$'Process Status'.B13]" office:value-type="string" office:string-value="Parked" calcext:value-type="string">
            <text:p>Parked</text:p>
          </table:table-cell>
          <table:table-cell table:formula="of:=[$'Process Status'.C13]" office:value-type="string" office:string-value="Parked (Linux 3.9 to 3.13 only)" calcext:value-type="string">
            <text:p>Parked (Linux 3.9 to 3.13 only)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 table:number-columns-spanned="2" table:number-rows-spanned="1">
            <text:p>X</text:p>
          </table:table-cell>
          <table:covered-table-cell/>
          <table:table-cell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formula="of:=[$'Process Status'.A14]" office:value-type="string" office:string-value="I" calcext:value-type="string">
            <text:p>I</text:p>
          </table:table-cell>
          <table:table-cell table:formula="of:=[$'Process Status'.B14]" office:value-type="string" office:string-value="Idle" calcext:value-type="string">
            <text:p>Idle</text:p>
          </table:table-cell>
          <table:table-cell table:formula="of:=[$'Process Status'.C14]" office:value-type="string" office:string-value="Idle (Linux 4.14 onward)" calcext:value-type="string">
            <text:p>Idle (Linux 4.14 onward)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office:value-type="string" calcext:value-type="string">
            <text:p>X</text:p>
          </table:table-cell>
          <table:table-cell table:number-columns-repeated="16370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" calcext:value-type="float" table:number-columns-spanned="2" table:number-rows-spanned="1">
            <text:p>6</text:p>
          </table:table-cell>
          <table:covered-table-cell/>
          <table:table-cell office:value-type="float" office:value="10" calcext:value-type="float" table:number-columns-spanned="2" table:number-rows-spanned="1">
            <text:p>10</text:p>
          </table:table-cell>
          <table:covered-table-cell/>
          <table:table-cell office:value-type="float" office:value="11" calcext:value-type="float" table:number-columns-spanned="2" table:number-rows-spanned="1">
            <text:p>11</text:p>
          </table:table-cell>
          <table:covered-table-cell/>
          <table:table-cell office:value-type="float" office:value="7" calcext:value-type="float" table:number-columns-spanned="2" table:number-rows-spanned="1">
            <text:p>7</text:p>
          </table:table-cell>
          <table:covered-table-cell/>
          <table:table-cell office:value-type="float" office:value="8" calcext:value-type="float">
            <text:p>8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4:17:53.193592798</meta:creation-date>
    <dc:date>2025-07-10T16:33:15.466740618</dc:date>
    <meta:editing-duration>PT8M8S</meta:editing-duration>
    <meta:editing-cycles>1</meta:editing-cycles>
    <meta:document-statistic meta:table-count="2" meta:cell-count="142" meta:object-count="0"/>
    <meta:generator>LibreOffice/24.2.7.2$Linux_X86_64 LibreOffice_project/420$Build-2</meta:generator>
  </office:meta>
</office:document-meta>
</file>